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dfdfdf" style:cell-protect="none" style:print-content="true" fo:background-color="transparent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cell-protect="none" style:print-content="true" fo:background-color="transparent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8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11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13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content-validations>
        <table:content-validation table:name="val1" table:base-cell-address="Tabelle1.D43">
          <table:error-message table:message-type="stop" table:display="true"/>
        </table:content-validation>
      </table:content-validations>
      <table:table table:name="Tabelle1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table:content-validation-name="val1" office:value-type="string" calcext:value-type="string">
            <text:p>Modelling</text:p>
          </table:table-cell>
          <table:table-cell table:style-name="ce6" table:content-validation-name="val1" office:value-type="string" calcext:value-type="string">
            <text:p>Start</text:p>
          </table:table-cell>
          <table:table-cell table:style-name="ce11" table:content-validation-name="val1" office:value-type="string" calcext:value-type="string">
            <text:p>Ende</text:p>
          </table:table-cell>
          <table:table-cell table:style-name="ce1" table:content-validation-name="val1" office:value-type="string" calcext:value-type="string">
            <text:p>Stunden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Default" table:formula="of:=SUM([.D3];[.D4];[.D10:.D12])"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Recherchieren</text:p>
          </table:table-cell>
          <table:table-cell table:style-name="ce7" table:content-validation-name="val1" office:value-type="date" office:date-value="2017-05-22" calcext:value-type="date">
            <text:p>22-Mai-2017</text:p>
          </table:table-cell>
          <table:table-cell table:style-name="ce12" table:content-validation-name="val1" office:value-type="date" office:date-value="2017-05-22" calcext:value-type="date">
            <text:p>22-Mai-2017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Dummies 3D-Modelle anlegen</text:p>
          </table:table-cell>
          <table:table-cell table:style-name="ce8" table:content-validation-name="val1" table:number-columns-repeated="2"/>
          <table:table-cell table:style-name="ce10" table:content-validation-name="val1" table:formula="of:=SUM([.D5:.D9])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Pfeil, Bumerang, Fackel</text:p>
          </table:table-cell>
          <table:table-cell table:style-name="ce7" table:content-validation-name="val1" office:value-type="date" office:date-value="2017-05-22" calcext:value-type="date">
            <text:p>22-Mai-2017</text:p>
          </table:table-cell>
          <table:table-cell table:style-name="ce12" table:content-validation-name="val1" office:value-type="date" office:date-value="2017-05-22" calcext:value-type="date">
            <text:p>22-Mai-2017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Fallen</text:p>
          </table:table-cell>
          <table:table-cell table:style-name="ce9" table:content-validation-name="val1" office:value-type="date" office:date-value="2017-05-23" calcext:value-type="date">
            <text:p>23-Mai-2017</text:p>
          </table:table-cell>
          <table:table-cell table:style-name="ce12" table:content-validation-name="val1" office:value-type="date" office:date-value="2017-05-23" calcext:value-type="date">
            <text:p>23-Mai-2017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Kristall, Schnur mit Enterhaken</text:p>
          </table:table-cell>
          <table:table-cell table:style-name="ce9" table:content-validation-name="val1" office:value-type="date" office:date-value="2017-05-24" calcext:value-type="date">
            <text:p>24-Mai-2017</text:p>
          </table:table-cell>
          <table:table-cell table:style-name="ce13" table:content-validation-name="val1" office:value-type="date" office:date-value="2017-05-24" calcext:value-type="date">
            <text:p>24-Mai-2017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Schiessvorrichtung, Kurbel, Schlüssel</text:p>
          </table:table-cell>
          <table:table-cell table:style-name="ce9" table:content-validation-name="val1" office:value-type="date" office:date-value="2017-05-25" calcext:value-type="date">
            <text:p>25-Mai-2017</text:p>
          </table:table-cell>
          <table:table-cell table:style-name="ce13" table:content-validation-name="val1" office:value-type="date" office:date-value="2017-05-25" calcext:value-type="date">
            <text:p>25-Mai-2017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Schatzkiste, Zielscheibe</text:p>
          </table:table-cell>
          <table:table-cell table:style-name="ce7" table:content-validation-name="val1" office:value-type="date" office:date-value="2017-05-26" calcext:value-type="date">
            <text:p>26-Mai-2017</text:p>
          </table:table-cell>
          <table:table-cell table:style-name="ce13" table:content-validation-name="val1" office:value-type="date" office:date-value="2017-05-26" calcext:value-type="date">
            <text:p>26-Mai-2017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Low Poly Modelle</text:p>
          </table:table-cell>
          <table:table-cell table:style-name="ce7" table:content-validation-name="val1" office:value-type="date" office:date-value="2017-05-29" calcext:value-type="date">
            <text:p>29-Mai-2017</text:p>
          </table:table-cell>
          <table:table-cell table:style-name="ce7" table:content-validation-name="val1" office:value-type="date" office:date-value="2017-05-09" calcext:value-type="date">
            <text:p>09-Mai-2017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High Poly Modelle</text:p>
          </table:table-cell>
          <table:table-cell table:style-name="ce9" table:content-validation-name="val1" office:value-type="date" office:date-value="2017-06-12" calcext:value-type="date">
            <text:p>12-Jun-2017</text:p>
          </table:table-cell>
          <table:table-cell table:style-name="ce9" table:content-validation-name="val1" office:value-type="date" office:date-value="2017-06-14" calcext:value-type="date">
            <text:p>14-Jun-2017</text:p>
          </table:table-cell>
          <table:table-cell table:style-name="ce10" table:content-validation-name="val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Improvements</text:p>
          </table:table-cell>
          <table:table-cell table:style-name="ce9" table:content-validation-name="val1" office:value-type="date" office:date-value="2017-06-14" calcext:value-type="date">
            <text:p>14-Jun-2017</text:p>
          </table:table-cell>
          <table:table-cell table:style-name="ce9" table:content-validation-name="val1" office:value-type="date" office:date-value="2017-06-23" calcext:value-type="date">
            <text:p>23-Jun-2017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4" table:content-validation-name="val1" office:value-type="string" calcext:value-type="string">
            <text:p>Material &amp; Texture</text:p>
          </table:table-cell>
          <table:table-cell table:style-name="ce6" table:content-validation-name="val1"/>
          <table:table-cell table:style-name="ce11" table:content-validation-name="val1"/>
          <table:table-cell table:style-name="ce4" table:content-validation-name="val1" table:formula="of:=SUM([.D14];[.D17:.D21])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content-validation-name="val1" office:value-type="string" calcext:value-type="string">
            <text:p>Recherchieren</text:p>
          </table:table-cell>
          <table:table-cell table:style-name="ce8" table:content-validation-name="val1"/>
          <table:table-cell table:style-name="ce14" table:content-validation-name="val1"/>
          <table:table-cell table:style-name="ce10" table:content-validation-name="val1" table:formula="of:=SUM([.D15];[.D16]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content-validation-name="val1" office:value-type="string" calcext:value-type="string">
            <text:p>Referenzmodelle</text:p>
          </table:table-cell>
          <table:table-cell table:style-name="ce9" table:content-validation-name="val1" office:value-type="date" office:date-value="2017-05-22" calcext:value-type="date">
            <text:p>22-Mai-2017</text:p>
          </table:table-cell>
          <table:table-cell table:style-name="ce12" table:content-validation-name="val1" office:value-type="date" office:date-value="2017-05-22" calcext:value-type="date">
            <text:p>22-Mai-2017</text:p>
          </table:table-cell>
          <table:table-cell table:style-name="ce10" table:content-validation-name="val1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content-validation-name="val1" office:value-type="string" calcext:value-type="string">
            <text:p>Texturen</text:p>
          </table:table-cell>
          <table:table-cell table:style-name="ce9" table:content-validation-name="val1" office:value-type="date" office:date-value="2017-05-23" calcext:value-type="date">
            <text:p>23-Mai-2017</text:p>
          </table:table-cell>
          <table:table-cell table:style-name="ce12" table:content-validation-name="val1" office:value-type="date" office:date-value="2017-05-23" calcext:value-type="date">
            <text:p>23-Mai-2017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content-validation-name="val1" office:value-type="string" calcext:value-type="string">
            <text:p>Einarbeitung Unreal</text:p>
          </table:table-cell>
          <table:table-cell table:style-name="ce9" table:content-validation-name="val1" office:value-type="date" office:date-value="2017-05-24" calcext:value-type="date">
            <text:p>24-Mai-2017</text:p>
          </table:table-cell>
          <table:table-cell table:style-name="ce9" table:content-validation-name="val1" office:value-type="date" office:date-value="2017-05-25" calcext:value-type="date">
            <text:p>25-Mai-2017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content-validation-name="val1" office:value-type="string" calcext:value-type="string">
            <text:p>Einarbeitung Texture erstellen</text:p>
          </table:table-cell>
          <table:table-cell table:style-name="ce9" table:content-validation-name="val1" office:value-type="date" office:date-value="2017-05-26" calcext:value-type="date">
            <text:p>26-Mai-2017</text:p>
          </table:table-cell>
          <table:table-cell table:style-name="ce9" table:content-validation-name="val1" office:value-type="date" office:date-value="2017-05-30" calcext:value-type="date">
            <text:p>30-Mai-2017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Material erstellen</text:p>
          </table:table-cell>
          <table:table-cell table:style-name="ce9" table:content-validation-name="val1" office:value-type="date" office:date-value="2017-05-31" calcext:value-type="date">
            <text:p>31-Mai-2017</text:p>
          </table:table-cell>
          <table:table-cell table:style-name="ce9" table:content-validation-name="val1" office:value-type="date" office:date-value="2017-06-09" calcext:value-type="date">
            <text:p>09-Jun-2017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Texturen erstellen &amp; suchen</text:p>
          </table:table-cell>
          <table:table-cell table:style-name="ce9" table:content-validation-name="val1" office:value-type="date" office:date-value="2017-06-12" calcext:value-type="date">
            <text:p>12-Jun-2017</text:p>
          </table:table-cell>
          <table:table-cell table:style-name="ce9" table:content-validation-name="val1" office:value-type="date" office:date-value="2017-06-13" calcext:value-type="date">
            <text:p>13-Jun-2017</text:p>
          </table:table-cell>
          <table:table-cell table:style-name="ce15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Backen</text:p>
          </table:table-cell>
          <table:table-cell table:style-name="ce9" table:content-validation-name="val1" office:value-type="date" office:date-value="2017-06-14" calcext:value-type="date">
            <text:p>14-Jun-2017</text:p>
          </table:table-cell>
          <table:table-cell table:style-name="ce9" table:content-validation-name="val1" office:value-type="date" office:date-value="2017-06-18" calcext:value-type="date">
            <text:p>18-Jun-2017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Improvements</text:p>
          </table:table-cell>
          <table:table-cell table:style-name="ce9" table:content-validation-name="val1" office:value-type="date" office:date-value="2017-06-18" calcext:value-type="date">
            <text:p>18-Jun-2017</text:p>
          </table:table-cell>
          <table:table-cell table:style-name="ce9" table:content-validation-name="val1" office:value-type="date" office:date-value="2017-06-23" calcext:value-type="date">
            <text:p>23-Jun-2017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/>
          <table:table-cell table:style-name="ce9" table:content-validation-name="val1" table:number-columns-repeated="2"/>
          <table:table-cell table:style-name="ce16" table:content-validation-name="val1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table:content-validation-name="val1" office:value-type="string" calcext:value-type="string">
            <text:p>All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Präsentation vorbereiten</text:p>
          </table:table-cell>
          <table:table-cell table:style-name="ce9" table:content-validation-name="val1" office:value-type="date" office:date-value="2017-06-18" calcext:value-type="date">
            <text:p>18-Jun-2017</text:p>
          </table:table-cell>
          <table:table-cell table:style-name="ce9" table:content-validation-name="val1" office:value-type="date" office:date-value="2017-06-26" calcext:value-type="date">
            <text:p>26-Jun-201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table:content-validation-name="val1" office:value-type="string" calcext:value-type="string">
            <text:p>Leveldesign besprechen</text:p>
          </table:table-cell>
          <table:table-cell table:style-name="ce9" table:content-validation-name="val1" office:value-type="date" office:date-value="2017-05-22" calcext:value-type="date">
            <text:p>22-Mai-2017</text:p>
          </table:table-cell>
          <table:table-cell table:style-name="ce9" table:content-validation-name="val1" office:value-type="date" office:date-value="2017-05-24" calcext:value-type="date">
            <text:p>24-Mai-20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 calcext:value-type="string">
            <text:p>Alle Angaben ohne Gewähr</text:p>
          </table:table-cell>
          <table:table-cell table:style-name="Default" table:number-columns-repeated="3"/>
          <table:table-cell table:number-columns-repeated="1020"/>
        </table:table-row>
        <table:table-row table:style-name="ro2" table:number-rows-repeated="6">
          <table:table-cell table:style-name="Default" table:number-columns-repeated="4"/>
          <table:table-cell table:number-columns-repeated="1020"/>
        </table:table-row>
        <table:table-row table:style-name="ro2" table:number-rows-repeated="2">
          <table:table-cell table:style-name="ce3" table:content-validation-name="val1"/>
          <table:table-cell table:style-name="ce10" table:content-validation-name="val1"/>
          <table:table-cell table:style-name="ce9" table:content-validation-name="val1"/>
          <table:table-cell table:style-name="ce12" table:content-validation-name="val1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Holidays" table:base-cell-address="$Tabelle1.$B$66" table:expression="['file:///M:/Downloads_M/gantt-chart-template.ods'#$'Gantt Chart'.$C$61:.$C$8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.00.0000</text:date>, <text:time style:data-style-name="N2" text:time-value="20:11:40.6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1:01:48.118000000</meta:creation-date>
    <dc:date>2017-06-07T21:11:05.390000000</dc:date>
    <meta:editing-duration>PT1H24M10S</meta:editing-duration>
    <meta:editing-cycles>22</meta:editing-cycles>
    <meta:generator>LibreOffice/5.2.6.2$Windows_x86 LibreOffice_project/a3100ed2409ebf1c212f5048fbe377c281438fdc</meta:generator>
    <meta:document-statistic meta:table-count="1" meta:cell-count="89" meta:object-count="0"/>
  </office:meta>
</office:document-meta>
</file>